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3d3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3d36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فَج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3587_2311316115"/><text:span text:style-name="T3"> </text:span><text:span text:style-name="T2">وَاڤْفَجْرۣ </text:span><text:span text:style-name="T3">(1)</text:span><text:span text:style-name="T2"> وَلَيَالٖ عَشْرٍ </text:span><text:span text:style-name="T3">(2)</text:span><text:span text:style-name="T2"> وَالشَّفْعِ وَالْوَتْرۣ </text:span><text:span text:style-name="T3">(3)</text:span><text:span text:style-name="T2"> وَاليْلِ إِذَا يَسْرۣ” </text:span><text:span text:style-name="T3">(4)</text:span><text:span text:style-name="T2"> هَلْ فِى ذَ؛لِــكَ قَسَمٌ لِّذِى حِجْـرٖؐ </text:span><text:span text:style-name="T3">(5)</text:span><text:span text:style-name="T2"> اَلَمْ تَرَ كَيْفَ فَعَلَ رَبُّــكَ بِعَادٖ </text:span><text:span text:style-name="T3">(6)</text:span><text:span text:style-name="T2"> اِرَمَ ذَاتِ </text:span><text:span text:style-name="T5">۱</text:span><text:span text:style-name="T2">لْعِمَادِ </text:span><text:span text:style-name="T3">(7)</text:span><text:span text:style-name="T2"> </text:span><text:span text:style-name="T5">۱</text:span><text:span text:style-name="T2">لتِى لَمْ يُخْلَقْ مِثْلُهَا فِى </text:span><text:span text:style-name="T5">۱</text:span><text:span text:style-name="T2">لْبِچَدِ </text:span><text:span text:style-name="T3">(8)</text:span><text:span text:style-name="T2"> وَثَمُودَ </text:span><text:span text:style-name="T5">۰</text:span><text:span text:style-name="T2">لذِينَ جَابُواْ </text:span><text:span text:style-name="T5">۴</text:span><text:span text:style-name="T2">ڤصَّخْرَ بِالْوَادِ” </text:span><text:span text:style-name="T3">(9)</text:span><text:span text:style-name="T2"> وَفِرْعَوْنَ ذى </text:span><text:span text:style-name="T5">۱</text:span><text:span text:style-name="T2">لاَوْتَادِ </text:span><text:span text:style-name="T3">(10)</text:span><text:span text:style-name="T2"> </text:span><text:span text:style-name="T5">۱</text:span><text:span text:style-name="T2">لذِيــنَ طَغَوْاْ فِى </text:span><text:span text:style-name="T5">۱</text:span><text:span text:style-name="T2">لْبِچَدِ </text:span><text:span text:style-name="T3">(11)</text:span><text:span text:style-name="T2"> فَأَكْثَرُواْ فِيهَا </text:span><text:span text:style-name="T5">۰</text:span><text:span text:style-name="T2">لْفَسَادَ </text:span><text:span text:style-name="T3">(12)</text:span><text:span text:style-name="T2"> فَصَبَّ عَلَيْهِمْ رَبُّــكَ سَوْطَ عَذَابٖؐ </text:span><text:span text:style-name="T3">(13)</text:span><text:span text:style-name="T2"> اِنَّ رَبَّكَ لَبِالْمِرْصَادِؐ </text:span><text:span text:style-name="T3">(14)</text:span><text:span text:style-name="T2"> فَأَمَّا </text:span><text:span text:style-name="T5">۰</text:span><text:span text:style-name="T2">لِانسَـٰنُ إِذَا مَا "بْتَلۭيٰهُ رَبُّهُ„ فَأَكْرَمَهُ„ وَنَعَّمَهُ„ </text:span><text:span text:style-name="T3">(15)</text:span><text:span text:style-name="T2"> فَيَقُولُ رَبِّــيَ أَكْرَمَنِؐ” </text:span><text:span text:style-name="T3">(16)</text:span><text:span text:style-name="T2"> وَأَمَّآ إِذَا مَا "بْتَلۭيٰهُ فَقَدَرَ عَلَيْهِ رۣزْقَهُ„ </text:span><text:span text:style-name="T3">(17)</text:span><text:span text:style-name="T2"> فَيَقُولُ رَبِّــيَ أَهَـٰنَــنۣ” </text:span><text:span text:style-name="T3">(18)</text:span><text:span text:style-name="T2"> كَلؐاَّ بَــل لاَّ تُكْرۣمُونَ </text:span><text:span text:style-name="T5">۰</text:span><text:span text:style-name="T2">لْيَتِيمَ </text:span><text:span text:style-name="T3">(19)</text:span><text:span text:style-name="T2"> وَلاَ تَحُضُّونَ عَلَــيٰ طَعَامِ </text:span><text:span text:style-name="T5">۱</text:span><text:span text:style-name="T2">لْمِسْكِينِ </text:span><text:span text:style-name="T3">(20)</text:span><text:span text:style-name="T2"> وَتَاكُلُونَ </text:span><text:span text:style-name="T5">۰</text:span><text:span text:style-name="T2">لتُّرَاثَ أَكْلًا لَّمّاً </text:span><text:span text:style-name="T3">(21)</text:span><text:span text:style-name="T2"> وَتُحِبُّونَ </text:span><text:span text:style-name="T5">۰</text:span><text:span text:style-name="T2">لْمَالَ حُبّاً جَمّاً </text:span><text:span text:style-name="T3">(22)</text:span><text:span text:style-name="T2"> كَلٓؐاَّ إِذَا دُكَّتِ </text:span><text:span text:style-name="T5">۱</text:span><text:span text:style-name="T2">لاَرْضضضُ دَكّاً دَكّاً </text:span><text:span text:style-name="T3">(23)</text:span><text:span text:style-name="T2"> وَجَآءَ رَبُّــكَ وَالْمَلَــكُ صَفّاً صَفّاً </text:span><text:span text:style-name="T3">(24)</text:span><text:span text:style-name="T2"> وَجىِٓءَ يَوْمَئِذٙ بِجَهَنَّمَ </text:span><text:span text:style-name="T3">(25)</text:span><text:span text:style-name="T2"> يَوْمَئِذٍ يَتَذَكَّرُ </text:span><text:span text:style-name="T5">۴</text:span><text:span text:style-name="T2">لِانسَـٰنُ وَأَنّۭــيٰ لَهُ </text:span><text:span text:style-name="T5">۴</text:span><text:span text:style-name="T2">لذِّكْرۭيٰؐ </text:span><text:span text:style-name="T3">(26)</text:span><text:span text:style-name="T2"> يَقُولُ يَـٰلَيْتَنِى قَدَّمْتُ لِحَيَاتِىؐ </text:span><text:span text:style-name="T3">(27)</text:span><text:span text:style-name="T2"> فَيَوْمَئِذٍ لاَّ يُعَذِّبُ عَذَابَهُ; أَحَدٌ </text:span><text:span text:style-name="T3">(28)</text:span><text:span text:style-name="T2"> وَلاَ يُوثِقُ وَثَاقَهُ; أَحَدٌؐ </text:span><text:span text:style-name="T3">(29)</text:span><text:span text:style-name="T2"> يَـٰٓأَيَّتُهَا </text:span><text:span text:style-name="T5">۰</text:span><text:span text:style-name="T2">لنَّفْــسُ </text:span><text:span text:style-name="T5">۴</text:span><text:span text:style-name="T2">لْمُطْمَئِنَّةُ </text:span><text:span text:style-name="T3">(30)</text:span><text:span text:style-name="T2"> èرْجِعِىٓ إِلَيٰ رَبِّــكِ رَاضِيَةً مَّرْضِيَّةً </text:span><text:span text:style-name="T3">(31)</text:span><text:span text:style-name="T2"> فَادْخُلِى فِى عِبَـٰدِى وَادْخُلِى جَنَّتِىؐ </text:span><text:span text:style-name="T3">(32)</text:span><text:span text:style-name="T2"> </text:span><text:bookmark-end text:name="__DdeLink__3587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9:30.084841024</meta:creation-date>
    <dc:date>2025-03-06T08:37:33.458943052</dc:date>
    <meta:editing-duration>PT23M5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75" meta:character-count="946" meta:non-whitespace-character-count="772"/>
  </office:meta>
</office:document-meta>
</file>